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logia 2 -Aula 2 <text:tab/>20/08/2015</text:p>
      <text:p text:style-name="Standard"/>
      <text:p text:style-name="Standard">Parte1:</text:p>
      <text:p text:style-name="Standard"/>
      <text:p text:style-name="Standard">-Geotectonica:</text:p>
      <text:p text:style-name="Standard"><text:tab/>-Estrutura interna da Terra</text:p>
      <text:p text:style-name="Standard"><text:tab/><text:tab/>-Litosfera: (Oceanica e Continental)</text:p>
      <text:p text:style-name="Standard"><text:tab/><text:tab/><text:tab/>-Vulcanismo/Magmatismo e Sismicidade</text:p>
      <text:p text:style-name="Standard"><text:tab/>-Tectonica de placas</text:p>
      <text:p text:style-name="Standard"><text:tab/>-Ambientes Litosfericos</text:p>
      <text:p text:style-name="Standard"><text:tab/><text:tab/>-Margens ou limites de placas:</text:p>
      <text:p text:style-name="Standard"><text:tab/><text:tab/><text:tab/>-divergentes</text:p>
      <text:p text:style-name="Standard"><text:tab/><text:tab/><text:tab/>-transformantes</text:p>
      <text:p text:style-name="Standard"><text:tab/><text:tab/><text:tab/>-convergentes:</text:p>
      <text:p text:style-name="Standard"/>
      <text:p text:style-name="Standard"/>
      <text:p text:style-name="Standard"><text:tab/><text:tab/>INSERT PICTURE HERE</text:p>
      <text:p text:style-name="Standard"/>
      <text:p text:style-name="Standard"/>
      <text:p text:style-name="Standard"><text:tab/><text:tab/>-Intraplaca (interior)</text:p>
      <text:p text:style-name="Standard"/>
      <text:p text:style-name="Standard"/>
      <text:p text:style-name="Standard">-Orogeno= Cadeia Montanhosa </text:p>
      <text:p text:style-name="Standard"><text:tab/>-Limites de placas convergentes</text:p>
      <text:p text:style-name="Standard"><text:tab/><text:tab/>-Choque/Colisao de Placas</text:p>
      <text:p text:style-name="Standard"/>
      <text:p text:style-name="Standard"/>
      <text:p text:style-name="Standard">-Supercontinentes:</text:p>
      <text:p text:style-name="Standard"/>
      <text:p text:style-name="Standard">-Laurasia(Norte) + Gondwana(Sul) = Pangeia</text:p>
      <text:p text:style-name="Standard"/>
      <text:p text:style-name="Standard"/>
      <text:p text:style-name="Standard">-Metodos de investigacao do interior da Terra:</text:p>
      <text:p text:style-name="Standard"><text:tab/>-Metodos Diretos</text:p>
      <text:p text:style-name="Standard"><text:tab/>-Metodos Indiretos</text:p>
      <text:p text:style-name="Standard"/>
      <text:p text:style-name="Standard"/>
      <text:p text:style-name="Standard">-Estrutura Interna da Terra</text:p>
      <text:p text:style-name="Standard"/>
      <text:p text:style-name="Standard">-Propogacao das Ondas Sismicas</text:p>
      <text:p text:style-name="Standard"><text:tab/>-Ondas P= compressionais(maior velocidade de propagacao)</text:p>
      <text:p text:style-name="Standard"><text:tab/>-Ondas S= cisalhantes(menor velocidade de propagacao)</text:p>
      <text:p text:style-name="Standard"/>
      <text:p text:style-name="Standard"><text:tab/>-L.V.Z(Low Velocity Zone)</text:p>
      <text:p text:style-name="Standard"/>
      <text:p text:style-name="Standard"/>
      <text:p text:style-name="Standard">-Calor da Terra e Fusao das Rochas</text:p>
      <text:p text:style-name="Standard"/>
      <text:p text:style-name="Standard"/>
      <text:p text:style-name="Standard"><text:soft-page-break/></text:p>
      <text:p text:style-name="Standard">-O Tempo Geologico:</text:p>
      <text:p text:style-name="Standard"><text:tab/>-EON's:</text:p>
      <text:p text:style-name="Standard"><text:tab/><text:tab/>-Fanerozoico:</text:p>
      <text:p text:style-name="Standard"><text:tab/><text:tab/><text:tab/>-Cenozoico</text:p>
      <text:p text:style-name="Standard"><text:tab/><text:tab/>-----------65Ma-------------</text:p>
      <text:p text:style-name="Standard"><text:tab/><text:tab/><text:tab/>-Meozoico</text:p>
      <text:p text:style-name="Standard"><text:tab/><text:tab/>-----------250Ma------------</text:p>
      <text:p text:style-name="Standard"><text:tab/><text:tab/><text:tab/>-Paleozoico</text:p>
      <text:p text:style-name="Standard"/>
      <text:p text:style-name="Standard"><text:tab/>-------------542Ma-----------------------------</text:p>
      <text:p text:style-name="Standard"><text:tab/><text:tab/>-PreCambriano</text:p>
      <text:p text:style-name="Standard"><text:tab/><text:tab/><text:tab/>-Proterozoico</text:p>
      <text:p text:style-name="Standard"><text:tab/><text:tab/>-----------2700Ma------------</text:p>
      <text:p text:style-name="Standard"><text:tab/><text:tab/><text:tab/>-Arqueano</text:p>
      <text:p text:style-name="Standard"/>
      <text:p text:style-name="Standard">Idade da Terra: 4.5 Bilhoes de anos = 4.5Ga = 4.500Ma</text:p>
      <text:p text:style-name="Standard"><text:tab/></text:p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0T10:32:22</meta:creation-date>
    <dc:date>2015-08-20T18:20:17</dc:date>
    <dc:creator>Andre Korol</dc:creator>
    <meta:editing-duration>PT01H27M49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2" meta:paragraph-count="44" meta:word-count="123" meta:character-count="1104"/>
  </office:meta>
</office:document-meta>
</file>